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5.031cm"/>
    </style:style>
    <style:style style:name="co4" style:family="table-column">
      <style:table-column-properties fo:break-before="auto" style:column-width="1.131cm"/>
    </style:style>
    <style:style style:name="co5" style:family="table-column">
      <style:table-column-properties fo:break-before="auto" style:column-width="1.926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9.123cm"/>
    </style:style>
    <style:style style:name="co9" style:family="table-column">
      <style:table-column-properties fo:break-before="auto" style:column-width="0.75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96cm"/>
    </style:style>
    <style:style style:name="co12" style:family="table-column">
      <style:table-column-properties fo:break-before="auto" style:column-width="4.256cm"/>
    </style:style>
    <style:style style:name="co13" style:family="table-column">
      <style:table-column-properties fo:break-before="auto" style:column-width="2.304cm"/>
    </style:style>
    <style:style style:name="co14" style:family="table-column">
      <style:table-column-properties fo:break-before="auto" style:column-width="2.027cm"/>
    </style:style>
    <style:style style:name="co15" style:family="table-column">
      <style:table-column-properties fo:break-before="auto" style:column-width="2.242cm"/>
    </style:style>
    <style:style style:name="co16" style:family="table-column">
      <style:table-column-properties fo:break-before="auto" style:column-width="5.974cm"/>
    </style:style>
    <style:style style:name="co17" style:family="table-column">
      <style:table-column-properties fo:break-before="auto" style:column-width="1.52cm"/>
    </style:style>
    <style:style style:name="co18" style:family="table-column">
      <style:table-column-properties fo:break-before="auto" style:column-width="5.329cm"/>
    </style:style>
    <style:style style:name="co19" style:family="table-column">
      <style:table-column-properties fo:break-before="auto" style:column-width="3.3cm"/>
    </style:style>
    <style:style style:name="co20" style:family="table-column">
      <style:table-column-properties fo:break-before="auto" style:column-width="1.831cm"/>
    </style:style>
    <style:style style:name="co21" style:family="table-column">
      <style:table-column-properties fo:break-before="auto" style:column-width="6.496cm"/>
    </style:style>
    <style:style style:name="co22" style:family="table-column">
      <style:table-column-properties fo:break-before="auto" style:column-width="5.736cm"/>
    </style:style>
    <style:style style:name="co23" style:family="table-column">
      <style:table-column-properties fo:break-before="auto" style:column-width="4.734cm"/>
    </style:style>
    <style:style style:name="ro1" style:family="table-row">
      <style:table-row-properties style:row-height="2.993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 fo:font-weight="bold" style:font-weight-asian="bold" style:font-weight-complex="600"/>
    </style:style>
    <style:style style:name="ce10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00" style:text-position="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/>
    </style:style>
    <style:style style:name="ce14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style:text-position="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600"/>
    </style:style>
    <style:style style:name="ce18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0084d1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25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6" style:family="table-cell" style:parent-style-name="Default">
      <style:table-cell-properties fo:background-color="#ff950e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27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fo:background-color="#99284c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fo:background-color="#b80047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fo:background-color="#ff00ff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2" style:family="table-cell" style:parent-style-name="Default">
      <style:table-cell-properties fo:background-color="#94bd5e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3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4" style:family="table-cell" style:parent-style-name="Default">
      <style:table-cell-properties fo:background-color="#9999ff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fo:background-color="#9966cc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6" style:family="table-cell" style:parent-style-name="Default">
      <style:table-cell-properties fo:background-color="#ffd320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37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b80047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6" style:family="table-cell" style:parent-style-name="Default">
      <style:map style:condition="is-true-formula([.$A$2]=&quot;file&quot;)" style:apply-style-name="enabled" style:base-cell-address="Sheet2.A9"/>
      <style:map style:condition="is-true-formula([.$A$2]=&quot;directory&quot;)" style:apply-style-name="disabled" style:base-cell-address="Sheet2.A9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map style:condition="is-true-formula([.$B$2]=&quot;MEDATLAS&quot;)" style:apply-style-name="enabled" style:base-cell-address="Sheet2.C9"/>
      <style:map style:condition="is-true-formula([.$B$2]&lt;&gt;&quot;MEDATLAS&quot;)" style:apply-style-name="disabled" style:base-cell-address="Sheet2.C9"/>
    </style:style>
    <style:style style:name="ce49" style:family="table-cell" style:parent-style-name="Default">
      <style:map style:condition="is-true-formula([.$B$2]=&quot;MEDATLAS&quot;)" style:apply-style-name="enabled" style:base-cell-address="Sheet2.C10"/>
      <style:map style:condition="is-true-formula([.$B$2]=&quot;ODV&quot;)" style:apply-style-name="enabled" style:base-cell-address="Sheet2.C10"/>
      <style:map style:condition="is-true-formula([.$B$2]=&quot;CFPOINT&quot;)" style:apply-style-name="disabled" style:base-cell-address="Sheet2.C10"/>
    </style:style>
    <style:style style:name="ce50" style:family="table-cell" style:parent-style-name="Default">
      <style:table-cell-properties fo:background-color="#aecf00"/>
    </style:style>
    <style:style style:name="ce51" style:family="table-cell" style:parent-style-name="Default">
      <style:table-cell-properties fo:padding="0.085cm" style:vertical-align="middle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4b1f6f" fo:padding="0.085cm" style:vertical-align="middle"/>
      <style:text-properties style:use-window-font-color="true"/>
    </style:style>
    <style:style style:name="ce53" style:family="table-cell" style:parent-style-name="Default">
      <style:table-cell-properties fo:padding="0.085cm" style:vertical-align="middle"/>
    </style:style>
    <style:style style:name="ce54" style:family="table-cell" style:parent-style-name="Default">
      <style:table-cell-properties fo:background-color="transparent" fo:padding="0.085cm" style:vertical-align="middle"/>
    </style:style>
    <style:style style:name="ce55" style:family="table-cell" style:parent-style-name="Default">
      <style:table-cell-properties fo:background-color="transparent" fo:padding="0.085cm" style:vertical-align="middle"/>
      <style:text-properties style:use-window-font-color="true"/>
    </style:style>
    <style:style style:name="ce56" style:family="table-cell" style:parent-style-name="Default">
      <style:table-cell-properties fo:background-color="#0084d1" fo:padding="0.085cm" style:vertical-align="middle"/>
    </style:style>
    <style:style style:name="ce57" style:family="table-cell" style:parent-style-name="Default">
      <style:table-cell-properties fo:background-color="#ffff66" fo:padding="0.085cm" style:vertical-align="middle"/>
    </style:style>
    <style:style style:name="ce58" style:family="table-cell" style:parent-style-name="Default">
      <style:table-cell-properties fo:background-color="#ff3333" fo:padding="0.085cm" style:vertical-align="middle"/>
    </style:style>
    <style:style style:name="ce59" style:family="table-cell" style:parent-style-name="Default">
      <style:table-cell-properties fo:background-color="#e6e6ff" fo:padding="0.085cm" style:vertical-align="middle"/>
    </style:style>
    <style:style style:name="ce60" style:family="table-cell" style:parent-style-name="Default">
      <style:table-cell-properties fo:background-color="#94bd5e" fo:padding="0.085cm" style:vertical-align="middle"/>
    </style:style>
    <style:style style:name="ce61" style:family="table-cell" style:parent-style-name="Default">
      <style:table-cell-properties fo:background-color="#9999ff" fo:padding="0.085cm" style:vertical-align="middle"/>
    </style:style>
    <style:style style:name="ce62" style:family="table-cell" style:parent-style-name="Default">
      <style:table-cell-properties fo:background-color="#ff950e" fo:padding="0.085cm" style:vertical-align="middle"/>
    </style:style>
    <style:style style:name="ce63" style:family="table-cell" style:parent-style-name="Default">
      <style:table-cell-properties fo:background-color="#cccccc" fo:padding="0.085cm" style:vertical-align="middle"/>
    </style:style>
    <style:style style:name="ce64" style:family="table-cell" style:parent-style-name="Default">
      <style:table-cell-properties fo:background-color="#ffff00" fo:padding="0.085cm" style:vertical-align="middle"/>
    </style:style>
    <style:style style:name="ce65" style:family="table-cell" style:parent-style-name="Default">
      <style:table-cell-properties fo:background-color="#ff950e" style:vertical-align="middle"/>
    </style:style>
    <style:style style:name="ce66" style:family="table-cell" style:parent-style-name="Default">
      <style:table-cell-properties fo:background-color="transparent" fo:padding="0.085cm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>
      <style:table-cell-properties fo:background-color="#0084d1" fo:padding="0.085cm" style:vertical-align="middle"/>
      <style:text-properties fo:font-style="italic" style:font-style-asian="italic" style:font-style-complex="italic"/>
    </style:style>
    <style:style style:name="ce68" style:family="table-cell" style:parent-style-name="Default">
      <style:table-cell-properties fo:background-color="transparent" fo:padding="0.085cm" style:vertical-align="middle"/>
      <style:text-properties fo:font-style="italic" style:font-style-asian="italic" style:font-style-complex="italic"/>
    </style:style>
    <style:style style:name="ce69" style:family="table-cell" style:parent-style-name="Default">
      <style:table-cell-properties fo:background-color="#ffff66" fo:padding="0.085cm" style:vertical-align="middle"/>
      <style:text-properties fo:font-style="italic" style:font-style-asian="italic" style:font-style-complex="italic"/>
    </style:style>
    <style:style style:name="ce70" style:family="table-cell" style:parent-style-name="Default">
      <style:table-cell-properties fo:background-color="#ff3333" fo:padding="0.085cm" style:vertical-align="middle"/>
      <style:text-properties fo:font-style="italic" style:font-style-asian="italic" style:font-style-complex="italic"/>
    </style:style>
    <style:style style:name="ce71" style:family="table-cell" style:parent-style-name="Default">
      <style:table-cell-properties fo:padding="0.085cm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>
      <style:table-cell-properties fo:padding="0.085cm" style:vertical-align="middle"/>
      <style:text-properties fo:font-style="italic" style:font-style-asian="italic" style:font-style-complex="italic"/>
    </style:style>
    <style:style style:name="ce73" style:family="table-cell" style:parent-style-name="Default">
      <style:table-cell-properties fo:padding="0.085cm" style:vertical-align="middle"/>
      <style:text-properties style:font-name="Liberation Sans" style:font-name-asian="Droid Sans Fallback" style:font-name-complex="FreeSans"/>
    </style:style>
    <style:style style:name="ce74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ile&quot;;&quot;directory&quot;)" table:allow-empty-cell="true" table:display-list="unsorted" table:base-cell-address="Sheet2.A2">
          <table:error-message table:message-type="stop" table:display="true"/>
        </table:content-validation>
        <table:content-validation table:name="val2" table:condition="of:cell-content-is-in-list(&quot;MEDATLAS&quot;;&quot;ODV&quot;;&quot;CFPOINT&quot;)" table:allow-empty-cell="true" table:display-list="unsorted" table:base-cell-address="Sheet2.B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put file or directory</text:p>
          </table:table-cell>
          <table:table-cell table:style-name="ce1" office:value-type="string" calcext:value-type="string" table:number-columns-spanned="1" table:number-rows-spanned="2">
            <text:p>detected format</text:p>
          </table:table-cell>
          <table:table-cell table:style-name="ce1" office:value-type="string" calcext:value-type="string" table:number-columns-spanned="1" table:number-rows-spanned="2">
            <text:p>extract one or more CDI(s)</text:p>
            <text:p>Available?</text:p>
          </table:table-cell>
          <table:table-cell table:style-name="ce1" office:value-type="string" calcext:value-type="string" table:number-columns-spanned="3" table:number-rows-spanned="1">
            <text:p>output format available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output type available</text:p>
          </table:table-cell>
          <table:covered-table-cell table:style-name="ce1"/>
          <table:table-cell table:style-name="ce17" office:value-type="string" calcext:value-type="string" table:number-columns-spanned="1" table:number-rows-spanned="2">
            <text:p>result</text:p>
          </table:table-cell>
          <table:table-cell table:style-name="ce20" office:value-type="string" calcext:value-type="string" table:number-columns-spanned="1" table:number-rows-spanned="2">
            <text:p>Med2MedSDN</text:p>
          </table:table-cell>
          <table:table-cell table:style-name="ce23" office:value-type="string" calcext:value-type="string" table:number-columns-spanned="1" table:number-rows-spanned="2">
            <text:p>MedSDN2MedSDN</text:p>
          </table:table-cell>
          <table:table-cell table:style-name="ce26" office:value-type="string" calcext:value-type="string" table:number-columns-spanned="1" table:number-rows-spanned="2">
            <text:p>ODVSDN2ODVSDN</text:p>
          </table:table-cell>
          <table:table-cell table:style-name="ce28" office:value-type="string" calcext:value-type="string" table:number-columns-spanned="1" table:number-rows-spanned="2">
            <text:p>CFPOINT2CFPOINT</text:p>
          </table:table-cell>
          <table:table-cell table:style-name="ce30" office:value-type="string" calcext:value-type="string" table:number-columns-spanned="1" table:number-rows-spanned="2">
            <text:p>MedSDN2OdvSDN</text:p>
          </table:table-cell>
          <table:table-cell table:style-name="ce32" office:value-type="string" calcext:value-type="string" table:number-columns-spanned="1" table:number-rows-spanned="2">
            <text:p>MEDSDN2CFPOINT</text:p>
          </table:table-cell>
          <table:table-cell table:style-name="ce34" office:value-type="string" calcext:value-type="string" table:number-columns-spanned="1" table:number-rows-spanned="2">
            <text:p>ODVSDN2CFPOINT</text:p>
          </table:table-cell>
          <table:table-cell table:style-name="ce36" office:value-type="string" calcext:value-type="string" table:number-columns-spanned="1" table:number-rows-spanned="2">
            <text:p>splitter</text:p>
          </table:table-cell>
          <table:table-cell table:number-columns-repeated="1007"/>
        </table:table-row>
        <table:table-row table:style-name="ro2">
          <table:covered-table-cell table:number-columns-repeated="3" table:style-name="ce2"/>
          <table:table-cell table:style-name="ce14" office:value-type="string" calcext:value-type="string">
            <text:p>MED</text:p>
          </table:table-cell>
          <table:table-cell table:style-name="ce8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table:style-name="ce2" office:value-type="string" calcext:value-type="string">
            <text:p>mono</text:p>
          </table:table-cell>
          <table:table-cell table:style-name="ce2" office:value-type="string" calcext:value-type="string">
            <text:p>multi</text:p>
          </table:table-cell>
          <table:covered-table-cell table:style-name="ce18"/>
          <table:covered-table-cell table:style-name="ce21"/>
          <table:covered-table-cell table:number-columns-repeated="7" table:style-name="ce24"/>
          <table:table-cell table:number-columns-repeated="1007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6" office:value-type="string" calcext:value-type="string">
            <text:p>M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6" office:value-type="string" calcext:value-type="string">
            <text:p>M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Med files (CDI1 and CDI2)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ed file containing only CDI1 and CDI2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ODV files (CDI1 and CDI2)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ODV file containing only CDI1 and CDI2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 for each input file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 for each input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5" table:number-columns-repeated="2"/>
          <table:table-cell table:style-name="ce13" table:number-columns-repeated="2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5" table:number-columns-repeated="8"/>
          <table:table-cell table:style-name="ce19"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7" office:value-type="string" calcext:value-type="string">
            <text:p>MED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7" office:value-type="string" calcext:value-type="string">
            <text:p>MED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Med files (CDI1 and CDI2)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ed file containing only CDI1 and CDI2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ODV files (CDI1 and CDI2)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ODV file containing only CDI1 and CDI2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7" office:value-type="string" calcext:value-type="string">
            <text:p>MED</text:p>
          </table:table-cell>
          <table:table-cell table:style-name="ce11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 for each input file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 for each input file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8" office:value-type="string" calcext:value-type="string">
            <text:p>ODV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8" office:value-type="string" calcext:value-type="string">
            <text:p>ODV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ODV files (CDI1 and CDI2)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ODV file containing only CDI1 and CDI2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8" office:value-type="string" calcext:value-type="string">
            <text:p>ODV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 for each input file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2"/>
          <table:table-cell table:style-name="ce15"/>
          <table:table-cell table:style-name="ce4" table:number-columns-repeated="3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5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9" office:value-type="string" calcext:value-type="string">
            <text:p>CFPOINT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4"/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9" office:value-type="string" calcext:value-type="string">
            <text:p>CFPOINT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9" office:value-type="string" calcext:value-type="string">
            <text:p>CFPOINT</text:p>
          </table:table-cell>
          <table:table-cell table:number-columns-repeated="3" table:style-name="ce11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3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3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4"/>
          <table:table-cell table:number-columns-repeated="1007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number-columns-repeated="2" table:default-cell-style-name="Default"/>
        <table:table-row table:style-name="ro3">
          <table:table-cell office:value-type="string" calcext:value-type="string">
            <text:p>input file/dir</text:p>
          </table:table-cell>
          <table:table-cell office:value-type="string" calcext:value-type="string">
            <text:p>detected format</text:p>
          </table:table-cell>
          <table:table-cell table:number-columns-repeated="3"/>
        </table:table-row>
        <table:table-row table:style-name="ro3">
          <table:table-cell table:content-validation-name="val1" office:value-type="string" calcext:value-type="string">
            <text:p>file</text:p>
          </table:table-cell>
          <table:table-cell table:content-validation-name="val2" office:value-type="string" calcext:value-type="string">
            <text:p>ODV</text:p>
          </table:table-cell>
          <table:table-cell table:number-columns-repeated="3"/>
        </table:table-row>
        <table:table-row table:style-name="ro3" table:number-rows-repeated="5">
          <table:table-cell table:number-columns-repeated="5"/>
        </table:table-row>
        <table:table-row table:style-name="ro3">
          <table:table-cell table:number-columns-repeated="2"/>
          <table:table-cell table:style-name="ce47" office:value-type="string" calcext:value-type="string">
            <text:p>output format</text:p>
          </table:table-cell>
          <table:table-cell/>
          <table:table-cell table:style-name="ce47" office:value-type="string" calcext:value-type="string">
            <text:p>output type</text:p>
          </table:table-cell>
        </table:table-row>
        <table:table-row table:style-name="ro4">
          <table:table-cell table:style-name="ce46" office:value-type="string" calcext:value-type="string">
            <text:p>extract CDI(s)</text:p>
          </table:table-cell>
          <table:table-cell/>
          <table:table-cell table:style-name="ce48" office:value-type="string" calcext:value-type="string">
            <text:p>MEDATLAS</text:p>
          </table:table-cell>
          <table:table-cell/>
          <table:table-cell table:style-name="ce50" office:value-type="string" calcext:value-type="string">
            <text:p>mono</text:p>
          </table:table-cell>
        </table:table-row>
        <table:table-row table:style-name="ro4">
          <table:table-cell table:number-columns-repeated="2"/>
          <table:table-cell table:style-name="ce49" office:value-type="string" calcext:value-type="string">
            <text:p>ODV</text:p>
          </table:table-cell>
          <table:table-cell/>
          <table:table-cell table:style-name="ce50" office:value-type="string" calcext:value-type="string">
            <text:p>multi</text:p>
          </table:table-cell>
        </table:table-row>
        <table:table-row table:style-name="ro3">
          <table:table-cell table:number-columns-repeated="2"/>
          <table:table-cell table:style-name="ce50" office:value-type="string" calcext:value-type="string">
            <text:p>CFPOINT</text:p>
          </table:table-cell>
          <table:table-cell table:number-columns-repeated="2"/>
        </table:table-row>
        <table:table-row table:style-name="ro3" table:number-rows-repeated="1048564">
          <table:table-cell table:number-columns-repeated="5"/>
        </table:table-row>
        <table:table-row table:style-name="ro3">
          <table:table-cell table:number-columns-repeated="5"/>
        </table:table-row>
        <calcext:conditional-formats>
          <calcext:conditional-format calcext:target-range-address="Sheet2.C9:Sheet2.C9">
            <calcext:condition calcext:apply-style-name="enabled" calcext:value="formula-is([.$B$2]=&quot;MEDATLAS&quot;)" calcext:base-cell-address="Sheet2.C9"/>
            <calcext:condition calcext:apply-style-name="disabled" calcext:value="formula-is([.$B$2]&lt;&gt;&quot;MEDATLAS&quot;)" calcext:base-cell-address="Sheet2.C9"/>
          </calcext:conditional-format>
          <calcext:conditional-format calcext:target-range-address="Sheet2.C10:Sheet2.C10">
            <calcext:condition calcext:apply-style-name="enabled" calcext:value="formula-is([.$B$2]=&quot;MEDATLAS&quot;)" calcext:base-cell-address="Sheet2.C10"/>
            <calcext:condition calcext:apply-style-name="enabled" calcext:value="formula-is([.$B$2]=&quot;ODV&quot;)" calcext:base-cell-address="Sheet2.C10"/>
            <calcext:condition calcext:apply-style-name="disabled" calcext:value="formula-is([.$B$2]=&quot;CFPOINT&quot;)" calcext:base-cell-address="Sheet2.C10"/>
          </calcext:conditional-format>
          <calcext:conditional-format calcext:target-range-address="Sheet2.A9:Sheet2.A9">
            <calcext:condition calcext:apply-style-name="enabled" calcext:value="formula-is([.$A$2]=&quot;file&quot;)" calcext:base-cell-address="Sheet2.A9"/>
            <calcext:condition calcext:apply-style-name="disabled" calcext:value="formula-is([.$A$2]=&quot;directory&quot;)" calcext:base-cell-address="Sheet2.A9"/>
          </calcext:conditional-format>
        </calcext:conditional-formats>
      </table:table>
      <table:table table:name="Feuille3" table:style-name="ta1" table:print-ranges="Feuille3.A1:Feuille3.L34">
        <office:forms form:automatic-focus="false" form:apply-design-mode="false"/>
        <table:table-column table:style-name="co13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68"/>
        <table:table-column table:style-name="co19" table:default-cell-style-name="ce53"/>
        <table:table-column table:style-name="co10" table:default-cell-style-name="ce72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default-cell-style-name="ce53"/>
        <table:table-column table:style-name="co10" table:number-columns-repeated="1008" table:default-cell-style-name="ce53"/>
        <table:table-row table:style-name="ro5">
          <table:table-cell table:style-name="ce51" office:value-type="string" calcext:value-type="string">
            <text:p>output type</text:p>
          </table:table-cell>
          <table:table-cell table:style-name="ce51" office:value-type="string" calcext:value-type="string">
            <text:p>IN</text:p>
          </table:table-cell>
          <table:table-cell table:style-name="ce51" office:value-type="string" calcext:value-type="string">
            <text:p>OUT</text:p>
          </table:table-cell>
          <table:table-cell table:style-name="ce51" office:value-type="string" calcext:value-type="string">
            <text:p>conv</text:p>
          </table:table-cell>
          <table:table-cell table:style-name="ce51" office:value-type="string" calcext:value-type="string">
            <text:p>cdiList</text:p>
          </table:table-cell>
          <table:table-cell table:style-name="ce51" office:value-type="string" calcext:value-type="string">
            <text:p>Action 1</text:p>
          </table:table-cell>
          <table:table-cell table:style-name="ce66" office:value-type="string" calcext:value-type="string">
            <text:p>res1</text:p>
          </table:table-cell>
          <table:table-cell table:style-name="ce51" office:value-type="string" calcext:value-type="string">
            <text:p>Action 2</text:p>
          </table:table-cell>
          <table:table-cell table:style-name="ce71" office:value-type="string" calcext:value-type="string">
            <text:p>res2</text:p>
          </table:table-cell>
          <table:table-cell office:value-type="string" calcext:value-type="string">
            <text:p>out type</text:p>
          </table:table-cell>
          <table:table-cell office:value-type="string" calcext:value-type="string">
            <text:p>output file name</text:p>
          </table:table-cell>
          <table:table-cell office:value-type="string" calcext:value-type="string">
            <text:p>method (AbstractController)</text:p>
          </table:table-cell>
          <table:table-cell table:number-columns-repeated="1009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number-columns-repeated="2" table:style-name="ce56" office:value-type="string" calcext:value-type="string">
            <text:p>CFPoint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63" office:value-type="string" calcext:value-type="string">
            <text:p>CFSplitter (CF, mono, cdi)</text:p>
          </table:table-cell>
          <table:table-cell table:style-name="ce67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-o ArgOut/cdi.nc</text:p>
          </table:table-cell>
          <table:table-cell table:style-name="ce74" office:value-type="string" calcext:value-type="string">
            <text:p>processCf2Cf</text:p>
          </table:table-cell>
          <table:table-cell table:number-columns-repeated="1009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number-columns-repeated="2" table:style-name="ce56" office:value-type="string" calcext:value-type="string">
            <text:p>CFPoint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table:style-name="ce63" office:value-type="string" calcext:value-type="string">
            <text:p>CFSplitter (CF, mono)</text:p>
          </table:table-cell>
          <table:table-cell table:style-name="ce67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-o ArgOut/cdi.nc</text:p>
          </table:table-cell>
          <table:table-cell table:style-name="ce74" office:value-type="string" calcext:value-type="string">
            <text:p>processCf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6" office:value-type="string" calcext:value-type="string">
            <text:p>CFPoint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63" office:value-type="string" calcext:value-type="string">
            <text:p>CFSplitter (CF, multi)</text:p>
          </table:table-cell>
          <table:table-cell table:style-name="ce67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62" office:value-type="string" calcext:value-type="string">
            <text:p>ArgOut (no extension check)</text:p>
          </table:table-cell>
          <table:table-cell table:style-name="ce74" office:value-type="string" calcext:value-type="string">
            <text:p>processCf2Cf</text:p>
          </table:table-cell>
          <table:table-cell table:number-columns-repeated="1009"/>
        </table:table-row>
        <table:table-row table:style-name="ro5">
          <table:table-cell table:style-name="ce54" table:number-columns-repeated="6"/>
          <table:table-cell/>
          <table:table-cell table:style-name="ce54"/>
          <table:table-cell table:style-name="ce68"/>
          <table:table-cell table:style-name="ce54" table:number-columns-repeated="1012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number-columns-repeated="2" table:style-name="ce57" office:value-type="string" calcext:value-type="string">
            <text:p>med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64" office:value-type="string" calcext:value-type="string">
            <text:p>SDNSplitter (MED, mono, cdi)</text:p>
          </table:table-cell>
          <table:table-cell table:style-name="ce69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73" office:value-type="string" calcext:value-type="string">
            <text:p>ArgOut/cdi.med</text:p>
          </table:table-cell>
          <table:table-cell table:style-name="ce74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number-columns-repeated="2" table:style-name="ce57" office:value-type="string" calcext:value-type="string">
            <text:p>med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table:style-name="ce64" office:value-type="string" calcext:value-type="string">
            <text:p>SDNSplitter (MED, mono)</text:p>
          </table:table-cell>
          <table:table-cell table:style-name="ce69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73" office:value-type="string" calcext:value-type="string">
            <text:p>ArgOut/cdi.med</text:p>
          </table:table-cell>
          <table:table-cell table:style-name="ce74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7" office:value-type="string" calcext:value-type="string">
            <text:p>med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64" office:value-type="string" calcext:value-type="string">
            <text:p>SDNSplitter (MED, multi)</text:p>
          </table:table-cell>
          <table:table-cell table:style-name="ce69" office:value-type="string" calcext:value-type="string">
            <text:p>1 med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62" office:value-type="string" calcext:value-type="string">
            <text:p>ArgOut (no extension check)</text:p>
          </table:table-cell>
          <table:table-cell table:style-name="ce74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number-columns-repeated="2" table:style-name="ce58" office:value-type="string" calcext:value-type="string">
            <text:p>odv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62" office:value-type="string" calcext:value-type="string">
            <text:p>SDNSplitter (ODV, mono, cdi)</text:p>
          </table:table-cell>
          <table:table-cell table:style-name="ce70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73" office:value-type="string" calcext:value-type="string">
            <text:p>ArgOut/cdi.med</text:p>
          </table:table-cell>
          <table:table-cell table:style-name="ce74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number-columns-repeated="2" table:style-name="ce58" office:value-type="string" calcext:value-type="string">
            <text:p>odv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table:style-name="ce62" office:value-type="string" calcext:value-type="string">
            <text:p>SDNSplitter (ODV, mono)</text:p>
          </table:table-cell>
          <table:table-cell table:style-name="ce70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73" office:value-type="string" calcext:value-type="string">
            <text:p>ArgOut/cdi.med</text:p>
          </table:table-cell>
          <table:table-cell table:style-name="ce74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8" office:value-type="string" calcext:value-type="string">
            <text:p>odv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62" office:value-type="string" calcext:value-type="string">
            <text:p>SDNSplitter (ODV, multi)</text:p>
          </table:table-cell>
          <table:table-cell table:style-name="ce70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62" office:value-type="string" calcext:value-type="string">
            <text:p>ArgOut (no extension check)</text:p>
          </table:table-cell>
          <table:table-cell table:style-name="ce74" office:value-type="string" calcext:value-type="string">
            <text:p>processSDNSplitter</text:p>
          </table:table-cell>
          <table:table-cell table:number-columns-repeated="1009"/>
        </table:table-row>
        <table:table-row table:style-name="ro5" table:number-rows-repeated="2">
          <table:table-cell table:style-name="ce54" table:number-columns-repeated="6"/>
          <table:table-cell/>
          <table:table-cell table:style-name="ce54"/>
          <table:table-cell table:style-name="ce68"/>
          <table:table-cell table:style-name="ce54" table:number-columns-repeated="1012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7" office:value-type="string" calcext:value-type="string">
            <text:p>med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table:style-name="ce68" office:value-type="string" calcext:value-type="string">
            <text:p>NA</text:p>
          </table:table-cell>
          <table:table-cell table:style-name="ce74" office:value-type="string" calcext:value-type="string">
            <text:p>process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8" office:value-type="string" calcext:value-type="string">
            <text:p>odv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table:style-name="ce68" office:value-type="string" calcext:value-type="string">
            <text:p>NA</text:p>
          </table:table-cell>
          <table:table-cell table:style-name="ce74" office:value-type="string" calcext:value-type="string">
            <text:p>process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6" office:value-type="string" calcext:value-type="string">
            <text:p>CFPoint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table:style-name="ce68" office:value-type="string" calcext:value-type="string">
            <text:p>NA</text:p>
          </table:table-cell>
          <table:table-cell table:style-name="ce74" office:value-type="string" calcext:value-type="string">
            <text:p>process</text:p>
          </table:table-cell>
          <table:table-cell table:number-columns-repeated="1009"/>
        </table:table-row>
        <table:table-row table:style-name="ro5">
          <table:table-cell table:style-name="ce54" table:number-columns-repeated="6"/>
          <table:table-cell/>
          <table:table-cell table:style-name="ce54"/>
          <table:table-cell table:style-name="ce68"/>
          <table:table-cell table:style-name="ce54" table:number-columns-repeated="1012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style-name="ce57" office:value-type="string" calcext:value-type="string">
            <text:p>med</text:p>
          </table:table-cell>
          <table:table-cell table:style-name="ce56" office:value-type="string" calcext:value-type="string">
            <text:p>CFPoint</text:p>
          </table:table-cell>
          <table:table-cell table:style-name="ce60" office:value-type="string" calcext:value-type="string">
            <text:p>MEDATLAS_SDN_TO_CF_POINT</text:p>
          </table:table-cell>
          <table:table-cell office:value-type="string" calcext:value-type="string">
            <text:p>empty</text:p>
          </table:table-cell>
          <table:table-cell table:style-name="ce60" office:value-type="string" calcext:value-type="string">
            <text:p>med2CF (mono)</text:p>
          </table:table-cell>
          <table:table-cell table:style-name="ce67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style-name="ce74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7" office:value-type="string" calcext:value-type="string">
            <text:p>med</text:p>
          </table:table-cell>
          <table:table-cell table:style-name="ce56" office:value-type="string" calcext:value-type="string">
            <text:p>CFPoint</text:p>
          </table:table-cell>
          <table:table-cell table:style-name="ce60" office:value-type="string" calcext:value-type="string">
            <text:p>MEDATLAS_SDN_TO_CF_POINT</text:p>
          </table:table-cell>
          <table:table-cell office:value-type="string" calcext:value-type="string">
            <text:p>empty</text:p>
          </table:table-cell>
          <table:table-cell table:style-name="ce60" office:value-type="string" calcext:value-type="string">
            <text:p>med2CF (multi)</text:p>
          </table:table-cell>
          <table:table-cell table:style-name="ce67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62" office:value-type="string" calcext:value-type="string">
            <text:p>ArgOut (no extension check)</text:p>
          </table:table-cell>
          <table:table-cell table:style-name="ce74" office:value-type="string" calcext:value-type="string">
            <text:p>processX2Cf</text:p>
          </table:table-cell>
          <table:table-cell office:value-type="string" calcext:value-type="string">
            <text:p>fr.ifremer.medatlas.Medatlas2CFPointConverter.getMultiStationsOutputFilePath(String, File)</text:p>
          </table:table-cell>
          <table:table-cell table:number-columns-repeated="1008"/>
        </table:table-row>
        <table:table-row table:style-name="ro6">
          <table:table-cell table:style-name="ce52" office:value-type="string" calcext:value-type="string">
            <text:p>mono</text:p>
          </table:table-cell>
          <table:table-cell table:style-name="ce57" office:value-type="string" calcext:value-type="string">
            <text:p>med</text:p>
          </table:table-cell>
          <table:table-cell table:style-name="ce56" office:value-type="string" calcext:value-type="string">
            <text:p>CFPoint</text:p>
          </table:table-cell>
          <table:table-cell table:style-name="ce60" office:value-type="string" calcext:value-type="string">
            <text:p>MEDATLAS_SDN_TO_CF_POINT</text:p>
          </table:table-cell>
          <table:table-cell office:value-type="string" calcext:value-type="string">
            <text:p>filled</text:p>
          </table:table-cell>
          <table:table-cell table:style-name="ce64" office:value-type="string" calcext:value-type="string">
            <text:p>SDNSplitter (MED, mono, cdi)</text:p>
          </table:table-cell>
          <table:table-cell table:style-name="ce69" office:value-type="string" calcext:value-type="string">
            <text:p>n med</text:p>
          </table:table-cell>
          <table:table-cell table:style-name="ce60" office:value-type="string" calcext:value-type="string">
            <text:p>For (f :splitFiles){</text:p>
            <text:p><text:s text:c="3"/>med2CF (multi)</text:p>
            <text:p>}</text:p>
          </table:table-cell>
          <table:table-cell table:style-name="ce67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style-name="ce74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7" office:value-type="string" calcext:value-type="string">
            <text:p>med</text:p>
          </table:table-cell>
          <table:table-cell table:style-name="ce56" office:value-type="string" calcext:value-type="string">
            <text:p>CFPoint</text:p>
          </table:table-cell>
          <table:table-cell table:style-name="ce60" office:value-type="string" calcext:value-type="string">
            <text:p>MEDATLAS_SDN_TO_CF_POINT</text:p>
          </table:table-cell>
          <table:table-cell office:value-type="string" calcext:value-type="string">
            <text:p>filled</text:p>
          </table:table-cell>
          <table:table-cell table:style-name="ce64" office:value-type="string" calcext:value-type="string">
            <text:p>SDNSplitter (MED, multi, cdi)</text:p>
          </table:table-cell>
          <table:table-cell table:style-name="ce69" office:value-type="string" calcext:value-type="string">
            <text:p>1 med</text:p>
          </table:table-cell>
          <table:table-cell table:style-name="ce60" office:value-type="string" calcext:value-type="string">
            <text:p>med2CF (multi)</text:p>
          </table:table-cell>
          <table:table-cell table:style-name="ce67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62" office:value-type="string" calcext:value-type="string">
            <text:p>ArgOut (no extension check)</text:p>
          </table:table-cell>
          <table:table-cell table:style-name="ce74" office:value-type="string" calcext:value-type="string">
            <text:p>processX2Cf</text:p>
          </table:table-cell>
          <table:table-cell table:number-columns-repeated="1009"/>
        </table:table-row>
        <table:table-row table:style-name="ro5" table:number-rows-repeated="3">
          <table:table-cell table:style-name="ce54" table:number-columns-repeated="6"/>
          <table:table-cell/>
          <table:table-cell table:style-name="ce54"/>
          <table:table-cell table:style-name="ce68"/>
          <table:table-cell table:style-name="ce54" table:number-columns-repeated="1012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style-name="ce58" office:value-type="string" calcext:value-type="string">
            <text:p>odv</text:p>
          </table:table-cell>
          <table:table-cell table:style-name="ce56" office:value-type="string" calcext:value-type="string">
            <text:p>CFPoint</text:p>
          </table:table-cell>
          <table:table-cell table:style-name="ce61" office:value-type="string" calcext:value-type="string">
            <text:p>ODV_SDN_TO_CFPOINT</text:p>
          </table:table-cell>
          <table:table-cell office:value-type="string" calcext:value-type="string">
            <text:p>empty</text:p>
          </table:table-cell>
          <table:table-cell table:style-name="ce61" office:value-type="string" calcext:value-type="string">
            <text:p>odv2CF (mono)</text:p>
          </table:table-cell>
          <table:table-cell table:style-name="ce67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style-name="ce74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8" office:value-type="string" calcext:value-type="string">
            <text:p>odv</text:p>
          </table:table-cell>
          <table:table-cell table:style-name="ce56" office:value-type="string" calcext:value-type="string">
            <text:p>CFPoint</text:p>
          </table:table-cell>
          <table:table-cell table:style-name="ce61" office:value-type="string" calcext:value-type="string">
            <text:p>ODV_SDN_TO_CFPOINT</text:p>
          </table:table-cell>
          <table:table-cell office:value-type="string" calcext:value-type="string">
            <text:p>empty</text:p>
          </table:table-cell>
          <table:table-cell table:style-name="ce61" office:value-type="string" calcext:value-type="string">
            <text:p>odv2CF (multi)</text:p>
          </table:table-cell>
          <table:table-cell table:style-name="ce67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62" office:value-type="string" calcext:value-type="string">
            <text:p>ArgOut (no extension check)</text:p>
          </table:table-cell>
          <table:table-cell table:style-name="ce74" office:value-type="string" calcext:value-type="string">
            <text:p>processX2Cf</text:p>
          </table:table-cell>
          <table:table-cell office:value-type="string" calcext:value-type="string">
            <text:p>fr.ifremer.medatlas.Medatlas2CFPointConverter.getMultiStationsOutputFilePath(String, File)</text:p>
          </table:table-cell>
          <table:table-cell table:number-columns-repeated="1008"/>
        </table:table-row>
        <table:table-row table:style-name="ro6">
          <table:table-cell table:style-name="ce52" office:value-type="string" calcext:value-type="string">
            <text:p>mono</text:p>
          </table:table-cell>
          <table:table-cell table:style-name="ce58" office:value-type="string" calcext:value-type="string">
            <text:p>odv</text:p>
          </table:table-cell>
          <table:table-cell table:style-name="ce56" office:value-type="string" calcext:value-type="string">
            <text:p>CFPoint</text:p>
          </table:table-cell>
          <table:table-cell table:style-name="ce61" office:value-type="string" calcext:value-type="string">
            <text:p>ODV_SDN_TO_CFPOINT</text:p>
          </table:table-cell>
          <table:table-cell office:value-type="string" calcext:value-type="string">
            <text:p>filled</text:p>
          </table:table-cell>
          <table:table-cell table:style-name="ce62" office:value-type="string" calcext:value-type="string">
            <text:p>SDNSplitter (ODV, mono, cdi)</text:p>
          </table:table-cell>
          <table:table-cell table:style-name="ce70" office:value-type="string" calcext:value-type="string">
            <text:p>n odv</text:p>
          </table:table-cell>
          <table:table-cell table:style-name="ce61" office:value-type="string" calcext:value-type="string">
            <text:p>For (f :splitFiles){</text:p>
            <text:p><text:s text:c="3"/>Odv2CF (multi)</text:p>
            <text:p>}</text:p>
          </table:table-cell>
          <table:table-cell table:style-name="ce67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style-name="ce74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8" office:value-type="string" calcext:value-type="string">
            <text:p>odv</text:p>
          </table:table-cell>
          <table:table-cell table:style-name="ce56" office:value-type="string" calcext:value-type="string">
            <text:p>CFPoint</text:p>
          </table:table-cell>
          <table:table-cell table:style-name="ce61" office:value-type="string" calcext:value-type="string">
            <text:p>ODV_SDN_TO_CFPOINT</text:p>
          </table:table-cell>
          <table:table-cell office:value-type="string" calcext:value-type="string">
            <text:p>filled</text:p>
          </table:table-cell>
          <table:table-cell table:style-name="ce62" office:value-type="string" calcext:value-type="string">
            <text:p>SDNSplitter (ODV, multi, cdi)</text:p>
          </table:table-cell>
          <table:table-cell table:style-name="ce70" office:value-type="string" calcext:value-type="string">
            <text:p>1 odv</text:p>
          </table:table-cell>
          <table:table-cell table:style-name="ce61" office:value-type="string" calcext:value-type="string">
            <text:p>odv2CF (multi)</text:p>
          </table:table-cell>
          <table:table-cell table:style-name="ce67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62" office:value-type="string" calcext:value-type="string">
            <text:p>ArgOut (no extension check)</text:p>
          </table:table-cell>
          <table:table-cell table:style-name="ce74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table:style-name="ce54" table:number-columns-repeated="6"/>
          <table:table-cell/>
          <table:table-cell table:style-name="ce54"/>
          <table:table-cell table:style-name="ce68"/>
          <table:table-cell table:style-name="ce54" table:number-columns-repeated="1012"/>
        </table:table-row>
        <table:table-row table:style-name="ro5">
          <table:table-cell table:style-name="ce55"/>
          <table:table-cell table:style-name="ce54" table:number-columns-repeated="5"/>
          <table:table-cell/>
          <table:table-cell table:style-name="ce54"/>
          <table:table-cell table:style-name="ce68"/>
          <table:table-cell table:style-name="ce54" table:number-columns-repeated="1012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style-name="ce57" office:value-type="string" calcext:value-type="string">
            <text:p>med</text:p>
          </table:table-cell>
          <table:table-cell table:style-name="ce58" office:value-type="string" calcext:value-type="string">
            <text:p>odv</text:p>
          </table:table-cell>
          <table:table-cell table:style-name="ce62" office:value-type="string" calcext:value-type="string">
            <text:p>MEDATLAS_SDN_TO_ODV_SDN</text:p>
          </table:table-cell>
          <table:table-cell office:value-type="string" calcext:value-type="string">
            <text:p>filled</text:p>
          </table:table-cell>
          <table:table-cell table:style-name="ce65" office:value-type="string" calcext:value-type="string">
            <text:p>SDNSplitter (ODV, mono, cdi)</text:p>
          </table:table-cell>
          <table:table-cell table:style-name="ce70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73" office:value-type="string" calcext:value-type="string">
            <text:p>ArgOut/cdi.txt</text:p>
          </table:table-cell>
          <table:table-cell table:style-name="ce74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style-name="ce57" office:value-type="string" calcext:value-type="string">
            <text:p>med</text:p>
          </table:table-cell>
          <table:table-cell table:style-name="ce58" office:value-type="string" calcext:value-type="string">
            <text:p>odv</text:p>
          </table:table-cell>
          <table:table-cell table:style-name="ce62" office:value-type="string" calcext:value-type="string">
            <text:p>MEDATLAS_SDN_TO_ODV_SDN</text:p>
          </table:table-cell>
          <table:table-cell office:value-type="string" calcext:value-type="string">
            <text:p>empty</text:p>
          </table:table-cell>
          <table:table-cell table:style-name="ce62" office:value-type="string" calcext:value-type="string">
            <text:p>SDNSplitter (ODV, mono)</text:p>
          </table:table-cell>
          <table:table-cell table:style-name="ce70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73" office:value-type="string" calcext:value-type="string">
            <text:p>ArgOut/cdi.txt</text:p>
          </table:table-cell>
          <table:table-cell table:style-name="ce74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7" office:value-type="string" calcext:value-type="string">
            <text:p>med</text:p>
          </table:table-cell>
          <table:table-cell table:style-name="ce58" office:value-type="string" calcext:value-type="string">
            <text:p>odv</text:p>
          </table:table-cell>
          <table:table-cell table:style-name="ce62" office:value-type="string" calcext:value-type="string">
            <text:p>MEDATLAS_SDN_TO_ODV_SDN</text:p>
          </table:table-cell>
          <table:table-cell office:value-type="string" calcext:value-type="string">
            <text:p>filled</text:p>
          </table:table-cell>
          <table:table-cell table:style-name="ce65" office:value-type="string" calcext:value-type="string">
            <text:p>SDNSplitter (ODV, multi, cdi)</text:p>
          </table:table-cell>
          <table:table-cell table:style-name="ce70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62" office:value-type="string" calcext:value-type="string">
            <text:p>ArgOut (no extension check)</text:p>
          </table:table-cell>
          <table:table-cell table:style-name="ce74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7" office:value-type="string" calcext:value-type="string">
            <text:p>med</text:p>
          </table:table-cell>
          <table:table-cell table:style-name="ce58" office:value-type="string" calcext:value-type="string">
            <text:p>odv</text:p>
          </table:table-cell>
          <table:table-cell table:style-name="ce62" office:value-type="string" calcext:value-type="string">
            <text:p>MEDATLAS_SDN_TO_ODV_SDN</text:p>
          </table:table-cell>
          <table:table-cell office:value-type="string" calcext:value-type="string">
            <text:p>empty</text:p>
          </table:table-cell>
          <table:table-cell table:style-name="ce62" office:value-type="string" calcext:value-type="string">
            <text:p>SDNSplitter (ODV, multi)</text:p>
          </table:table-cell>
          <table:table-cell table:style-name="ce70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62" office:value-type="string" calcext:value-type="string">
            <text:p>ArgOut (no extension check)</text:p>
          </table:table-cell>
          <table:table-cell table:style-name="ce74" office:value-type="string" calcext:value-type="string">
            <text:p>processSDNSplitter</text:p>
          </table:table-cell>
          <table:table-cell table:number-columns-repeated="1009"/>
        </table:table-row>
        <table:table-row table:style-name="ro3">
          <table:table-cell table:style-name="Default" table:number-columns-repeated="1021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5"/>
          <table:table-cell office:value-type="string" calcext:value-type="string">
            <text:p>ArgOut = -o argument</text:p>
          </table:table-cell>
          <table:table-cell table:number-columns-repeated="1015"/>
        </table:table-row>
        <table:table-row table:style-name="ro5" table:number-rows-repeated="2">
          <table:table-cell table:number-columns-repeated="1021"/>
        </table:table-row>
        <table:table-row table:style-name="ro5">
          <table:table-cell office:value-type="string" calcext:value-type="string">
            <text:p>Les converters x2cf recoivent un repertoire en argument et calculent le nom du fichier de sortie d'après le nom du fichier d'entré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ctuellement on ne peut pas récupérer le nom du fichier calculé</text:p>
          </table:table-cell>
          <table:table-cell table:number-columns-repeated="1020"/>
        </table:table-row>
        <table:table-row table:style-name="ro5" table:number-rows-repeated="1048534">
          <table:table-cell table:number-columns-repeated="1021"/>
        </table:table-row>
        <table:table-row table:style-name="ro5">
          <table:table-cell table:number-columns-repeated="1021"/>
        </table:table-row>
      </table:table>
      <table:named-expressions/>
      <table:database-ranges>
        <table:database-range table:name="__Anonymous_Sheet_DB__2" table:target-range-address="Feuille3.A1:Feuille3.I35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abled" style:family="table-cell" style:parent-style-name="Default">
      <style:table-cell-properties fo:background-color="#aecf00"/>
    </style:style>
    <style:style style:name="disabled" style:family="table-cell" style:parent-style-name="Default">
      <style:table-cell-properties fo:background-color="#80808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 style:data-style-name="N2" text:time-value="0000-00-00T09:59:16.677950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1-23T12:47:24.792014255</meta:creation-date>
    <dc:date>2015-08-31T10:02:48.687522410</dc:date>
    <dc:creator>sophie bregent</dc:creator>
    <meta:editing-duration>P1DT16H52M23S</meta:editing-duration>
    <meta:editing-cycles>203</meta:editing-cycles>
    <meta:generator>LibreOffice/4.1.5.3$Linux_X86_64 LibreOffice_project/410m0$Build-3</meta:generator>
    <meta:printed-by>sophie bregent</meta:printed-by>
    <meta:print-date>2015-08-26T12:09:51.252143464</meta:print-date>
    <meta:document-statistic meta:table-count="3" meta:cell-count="688" meta:object-count="0"/>
  </office:meta>
</office:document-meta>
</file>